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0102in"/>
    </style:style>
    <style:style style:name="co21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811in"/>
    </style:style>
    <style:style style:name="co22" style:family="table-column">
      <style:table-column-properties fo:break-before="auto" style:column-width="1.8118in"/>
    </style:style>
    <style:style style:name="co23" style:family="table-column">
      <style:table-column-properties fo:break-before="auto" style:column-width="1.389in"/>
    </style:style>
    <style:style style:name="co24" style:family="table-column">
      <style:table-column-properties fo:break-before="auto" style:column-width="1.622in"/>
    </style:style>
    <style:style style:name="co25" style:family="table-column">
      <style:table-column-properties fo:break-before="auto" style:column-width="1.0835in"/>
    </style:style>
    <style:style style:name="co26" style:family="table-column">
      <style:table-column-properties fo:break-before="auto" style:column-width="1.7098in"/>
    </style:style>
    <style:style style:name="co27" style:family="table-column">
      <style:table-column-properties fo:break-before="auto" style:column-width="1.9717in"/>
    </style:style>
    <style:style style:name="co41" style:family="table-column">
      <style:table-column-properties fo:break-before="auto" style:column-width="1.3165in"/>
    </style:style>
    <style:style style:name="co42" style:family="table-column">
      <style:table-column-properties fo:break-before="auto" style:column-width="3.85in"/>
    </style:style>
    <style:style style:name="co43" style:family="table-column">
      <style:table-column-properties fo:break-before="auto" style:column-width="3.6228in"/>
    </style:style>
    <style:style style:name="co44" style:family="table-column">
      <style:table-column-properties fo:break-before="auto" style:column-width="0.9138in"/>
    </style:style>
    <style:style style:name="co45" style:family="table-column">
      <style:table-column-properties fo:break-before="auto" style:column-width="0.8272in"/>
    </style:style>
    <style:style style:name="co19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1.1547in"/>
    </style:style>
    <style:style style:name="co47" style:family="table-column">
      <style:table-column-properties fo:break-before="auto" style:column-width="1.3638in"/>
    </style:style>
    <style:style style:name="co48" style:family="table-column">
      <style:table-column-properties fo:break-before="auto" style:column-width="3.7717in"/>
    </style:style>
    <style:style style:name="co49" style:family="table-column">
      <style:table-column-properties fo:break-before="auto" style:column-width="3.3346in"/>
    </style:style>
    <style:style style:name="co50" style:family="table-column">
      <style:table-column-properties fo:break-before="auto" style:column-width="1.0354in"/>
    </style:style>
    <style:style style:name="co51" style:family="table-column">
      <style:table-column-properties fo:break-before="auto" style:column-width="3.2827in"/>
    </style:style>
    <style:style style:name="co52" style:family="table-column">
      <style:table-column-properties fo:break-before="auto" style:column-width="2.4654in"/>
    </style:style>
    <style:style style:name="co53" style:family="table-column">
      <style:table-column-properties fo:break-before="auto" style:column-width="3.1681in"/>
    </style:style>
    <style:style style:name="co54" style:family="table-column">
      <style:table-column-properties fo:break-before="auto" style:column-width="1.3728in"/>
    </style:style>
    <style:style style:name="co55" style:family="table-column">
      <style:table-column-properties fo:break-before="auto" style:column-width="2.4508in"/>
    </style:style>
    <style:style style:name="co56" style:family="table-column">
      <style:table-column-properties fo:break-before="auto" style:column-width="1.6283in"/>
    </style:style>
    <style:style style:name="co57" style:family="table-column">
      <style:table-column-properties fo:break-before="auto" style:column-width="1.1811in"/>
    </style:style>
    <style:style style:name="co58" style:family="table-column">
      <style:table-column-properties fo:break-before="auto" style:column-width="1.1339in"/>
    </style:style>
    <style:style style:name="co59" style:family="table-column">
      <style:table-column-properties fo:break-before="auto" style:column-width="1.1134in"/>
    </style:style>
    <style:style style:name="co60" style:family="table-column">
      <style:table-column-properties fo:break-before="auto" style:column-width="1.1654in"/>
    </style:style>
    <style:style style:name="co61" style:family="table-column">
      <style:table-column-properties fo:break-before="auto" style:column-width="1.3in"/>
    </style:style>
    <style:style style:name="co62" style:family="table-column">
      <style:table-column-properties fo:break-before="auto" style:column-width="1.0819in"/>
    </style:style>
    <style:style style:name="co63" style:family="table-column">
      <style:table-column-properties fo:break-before="auto" style:column-width="1.2071in"/>
    </style:style>
    <style:style style:name="co64" style:family="table-column">
      <style:table-column-properties fo:break-before="auto" style:column-width="1.2173in"/>
    </style:style>
    <style:style style:name="co65" style:family="table-column">
      <style:table-column-properties fo:break-before="auto" style:column-width="1.1965in"/>
    </style:style>
    <style:style style:name="co66" style:family="table-column">
      <style:table-column-properties fo:break-before="auto" style:column-width="1.45in"/>
    </style:style>
    <style:style style:name="co67" style:family="table-column">
      <style:table-column-properties fo:break-before="auto" style:column-width="1.7665in"/>
    </style:style>
    <style:style style:name="co68" style:family="table-column">
      <style:table-column-properties fo:break-before="auto" style:column-width="0.9484in"/>
    </style:style>
    <style:style style:name="co69" style:family="table-column">
      <style:table-column-properties fo:break-before="auto" style:column-width="0.9272in"/>
    </style:style>
    <style:style style:name="co70" style:family="table-column">
      <style:table-column-properties fo:break-before="auto" style:column-width="0.8618in"/>
    </style:style>
    <style:style style:name="co71" style:family="table-column">
      <style:table-column-properties fo:break-before="auto" style:column-width="0.8402in"/>
    </style:style>
    <style:style style:name="co72" style:family="table-column">
      <style:table-column-properties fo:break-before="auto" style:column-width="1.2764in"/>
    </style:style>
    <style:style style:name="co73" style:family="table-column">
      <style:table-column-properties fo:break-before="auto" style:column-width="1.4465in"/>
    </style:style>
    <style:style style:name="co74" style:family="table-column">
      <style:table-column-properties fo:break-before="auto" style:column-width="1.4799in"/>
    </style:style>
    <style:style style:name="co75" style:family="table-column">
      <style:table-column-properties fo:break-before="auto" style:column-width="2.0417in"/>
    </style:style>
    <style:style style:name="co76" style:family="table-column">
      <style:table-column-properties fo:break-before="auto" style:column-width="0.9937in"/>
    </style:style>
    <style:style style:name="co77" style:family="table-column">
      <style:table-column-properties fo:break-before="auto" style:column-width="0.9465in"/>
    </style:style>
    <style:style style:name="co78" style:family="table-column">
      <style:table-column-properties fo:break-before="auto" style:column-width="1.0665in"/>
    </style:style>
    <style:style style:name="co79" style:family="table-column">
      <style:table-column-properties fo:break-before="auto" style:column-width="1.5811in"/>
    </style:style>
    <style:style style:name="co80" style:family="table-column">
      <style:table-column-properties fo:break-before="auto" style:column-width="1.552in"/>
    </style:style>
    <style:style style:name="co81" style:family="table-column">
      <style:table-column-properties fo:break-before="auto" style:column-width="1.1898in"/>
    </style:style>
    <style:style style:name="co82" style:family="table-column">
      <style:table-column-properties fo:break-before="auto" style:column-width="2.4047in"/>
    </style:style>
    <style:style style:name="co83" style:family="table-column">
      <style:table-column-properties fo:break-before="auto" style:column-width="1.2516in"/>
    </style:style>
    <style:style style:name="co84" style:family="table-column">
      <style:table-column-properties fo:break-before="auto" style:column-width="4.6429in"/>
    </style:style>
    <style:style style:name="co85" style:family="table-column">
      <style:table-column-properties fo:break-before="auto" style:column-width="0.8957in"/>
    </style:style>
    <style:style style:name="co86" style:family="table-column">
      <style:table-column-properties fo:break-before="auto" style:column-width="1.1008in"/>
    </style:style>
    <style:style style:name="co87" style:family="table-column">
      <style:table-column-properties fo:break-before="auto" style:column-width="2.2661in"/>
    </style:style>
    <style:style style:name="co88" style:family="table-column">
      <style:table-column-properties fo:break-before="auto" style:column-width="1.3189in"/>
    </style:style>
    <style:style style:name="co89" style:family="table-column">
      <style:table-column-properties fo:break-before="auto" style:column-width="1.472in"/>
    </style:style>
    <style:style style:name="co90" style:family="table-column">
      <style:table-column-properties fo:break-before="auto" style:column-width="1.7409in"/>
    </style:style>
    <style:style style:name="co91" style:family="table-column">
      <style:table-column-properties fo:break-before="auto" style:column-width="1.2291in"/>
    </style:style>
    <style:style style:name="co92" style:family="table-column">
      <style:table-column-properties fo:break-before="auto" style:column-width="0.9984in"/>
    </style:style>
    <style:style style:name="co93" style:family="table-column">
      <style:table-column-properties fo:break-before="auto" style:column-width="1.139in"/>
    </style:style>
    <style:style style:name="co94" style:family="table-column">
      <style:table-column-properties fo:break-before="auto" style:column-width="0.7681in"/>
    </style:style>
    <style:style style:name="co95" style:family="table-column">
      <style:table-column-properties fo:break-before="auto" style:column-width="0.9472in"/>
    </style:style>
    <style:style style:name="co96" style:family="table-column">
      <style:table-column-properties fo:break-before="auto" style:column-width="0.1965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118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e10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ffff99"/>
      <style:text-properties fo:color="#000000" style:text-position=""/>
    </style:style>
    <style:style style:name="ce12" style:family="table-cell" style:parent-style-name="Default">
      <style:table-cell-properties fo:background-color="#ffff99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139in"/>
      <style:text-properties style:text-position=""/>
    </style:style>
    <style:style style:name="ce9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style:text-position="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style:text-position="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000000" style:text-position="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ff0000" style:text-position="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ff0000" style:text-position="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/>
    </style:style>
    <style:style style:name="ce29" style:family="table-cell" style:parent-style-name="Default" style:data-style-name="N5030">
      <style:text-properties style:text-position=""/>
    </style:style>
    <style:style style:name="ce30" style:family="table-cell" style:parent-style-name="Default">
      <style:table-cell-properties fo:background-color="#c0c0c0"/>
    </style:style>
    <style:style style:name="ce31" style:family="table-cell" style:parent-style-name="Default">
      <style:table-cell-properties fo:background-color="#b3b3b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6" style:family="table-cell" style:parent-style-name="Default">
      <style:table-cell-properties fo:background-color="transparent" fo:border="none"/>
    </style:style>
  </office:automatic-styles>
  <office:body>
    <office:spreadsheet>
      <table:table table:name="Komponenten" table:style-name="ta1" table:print="false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" table:default-cell-style-name="Default"/>
        <table:table-column table:style-name="co72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7" table:default-cell-style-name="Default"/>
        <table:table-column table:style-name="co72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77" table:number-columns-repeated="6" table:default-cell-style-name="Default"/>
        <table:table-column table:style-name="co7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9">
          <table:table-cell office:value-type="string">
            <text:p>type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 office:value-type="string">
            <text:p>loopholes</text:p>
          </table:table-cell>
          <table:table-cell office:value-type="string">
            <text:p>temp_min</text:p>
          </table:table-cell>
          <table:table-cell office:value-type="string">
            <text:p>temp_max</text:p>
          </table:table-cell>
          <table:table-cell office:value-type="string">
            <text:p>rad_max</text:p>
          </table:table-cell>
          <table:table-cell office:value-type="string">
            <text:p>Lebensdauer</text:p>
          </table:table-cell>
          <table:table-cell office:value-type="string">
            <text:p>Kosten</text:p>
          </table:table-cell>
          <table:table-cell office:value-type="string">
            <text:p>supply voltage</text:p>
          </table:table-cell>
          <table:table-cell office:value-type="string">
            <text:p>density</text:p>
          </table:table-cell>
          <table:table-cell office:value-type="string">
            <text:p>heat_capacity</text:p>
          </table:table-cell>
          <table:table-cell office:value-type="string">
            <text:p>heat_conductivity</text:p>
          </table:table-cell>
          <table:table-cell office:value-type="string">
            <text:p>surface_roughness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impuls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_impuls</text:p>
          </table:table-cell>
          <table:table-cell office:value-type="string">
            <text:p>Bemerkungen</text:p>
          </table:table-cell>
          <table:table-cell/>
        </table:table-row>
        <table:table-row table:style-name="ro9">
          <table:table-cell/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degC</text:p>
          </table:table-cell>
          <table:table-cell office:value-type="string">
            <text:p>krad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table:number-columns-repeated="7"/>
          <table:table-cell office:value-type="string">
            <text:p>N*m*s</text:p>
          </table:table-cell>
          <table:table-cell office:value-type="string">
            <text:p>N*m</text:p>
          </table:table-cell>
          <table:table-cell office:value-type="string">
            <text:p>N</text:p>
          </table:table-cell>
          <table:table-cell office:value-type="string">
            <text:p>N*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9">
          <table:table-cell office:value-type="string">
            <text:p>Schnittstell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5">
            <text:p>0.5</text:p>
          </table:table-cell>
          <table:table-cell/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15"/>
        </table:table-row>
        <table:table-row table:style-name="ro9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.5</text:p>
          </table:table-cell>
          <table:table-cell table:number-columns-repeated="23"/>
        </table:table-row>
        <table:table-row table:style-name="ro9">
          <table:table-cell office:value-type="string">
            <text:p>thermale Isolieru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9">
          <table:table-cell office:value-type="string">
            <text:p>Strahlungsschutz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9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.04</text:p>
          </table:table-cell>
          <table:table-cell table:number-columns-repeated="21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9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style-name="ce32" office:value-type="string">
            <text:p>Min 5</text:p>
          </table:table-cell>
          <table:table-cell table:style-name="ce32" office:value-type="string">
            <text:p>7 (LEO)</text:p>
          </table:table-cell>
          <table:table-cell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9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number-columns-repeated="21"/>
          <table:table-cell office:value-type="string">
            <text:p>frei angepasst</text:p>
          </table:table-cell>
          <table:table-cell/>
        </table:table-row>
        <table:table-row table:style-name="ro9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.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32" office:value-type="string">
            <text:p>22-37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9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.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table:style-name="ce32" office:value-type="string">
            <text:p>22-37</text:p>
          </table:table-cell>
          <table:table-cell table:number-columns-repeated="12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9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33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2" office:value-type="string">
            <text:p>23-37</text:p>
          </table:table-cell>
          <table:table-cell table:number-columns-repeated="7"/>
          <table:table-cell table:style-name="ce32" office:value-type="string">
            <text:p>Max 100</text:p>
          </table:table-cell>
          <table:table-cell table:number-columns-repeated="4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9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9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.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9">
          <table:table-cell table:style-name="ce30" office:value-type="string">
            <text:p>entfalt. Solarflächen 2</text:p>
          </table:table-cell>
          <table:table-cell table:number-columns-repeated="2" table:style-name="ce30" office:value-type="float" office:value="1750">
            <text:p>1750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800">
            <text:p>800</text:p>
          </table:table-cell>
          <table:table-cell table:style-name="ce30"/>
          <table:table-cell table:style-name="ce30" office:value-type="float" office:value="0">
            <text:p>0</text:p>
          </table:table-cell>
          <table:table-cell table:style-name="ce30" table:number-columns-repeated="18"/>
          <table:table-cell table:style-name="ce30"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9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.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table:style-name="ce34" office:value-type="string">
            <text:p>15 (GEO)</text:p>
          </table:table-cell>
          <table:table-cell/>
          <table:table-cell table:style-name="ce32" office:value-type="string">
            <text:p>22-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9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table:style-name="ce32" office:value-type="string">
            <text:p>5 (LEO)</text:p>
          </table:table-cell>
          <table:table-cell/>
          <table:table-cell table:style-name="ce32" office:value-type="string">
            <text:p>22-52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9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table:number-columns-repeated="3"/>
          <table:table-cell table:style-name="ce32" office:value-type="string">
            <text:p>24-32</text:p>
          </table:table-cell>
          <table:table-cell table:number-columns-repeated="12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9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  <table:table-cell table:style-name="ce32" office:value-type="string">
            <text:p>24-35, 35-52</text:p>
          </table:table-cell>
          <table:table-cell table:number-columns-repeated="12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9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.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9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9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9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number-columns-repeated="21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9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style-name="ce32" office:value-type="string">
            <text:p>Max 15 </text:p>
          </table:table-cell>
          <table:table-cell/>
          <table:table-cell table:style-name="ce32" office:value-type="string">
            <text:p>22-50</text:p>
          </table:table-cell>
          <table:table-cell table:number-columns-repeated="12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9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ce32" office:value-type="string">
            <text:p>Max 15 </text:p>
          </table:table-cell>
          <table:table-cell/>
          <table:table-cell table:style-name="ce32" office:value-type="string">
            <text:p>22-50/100</text:p>
          </table:table-cell>
          <table:table-cell table:number-columns-repeated="12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9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9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.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6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9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3"/>
          <table:table-cell table:style-name="ce32" office:value-type="string">
            <text:p>15-34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9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12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9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9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9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9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33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2" office:value-type="string">
            <text:p>23-37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9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9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.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65">
            <text:p>65</text:p>
          </table:table-cell>
          <table:table-cell table:number-columns-repeated="12"/>
          <table:table-cell office:value-type="string">
            <text:p>idealisiert nach MOOG Type 55 Solar Array Drive Assembly </text:p>
          </table:table-cell>
          <table:table-cell/>
        </table:table-row>
        <table:table-row table:style-name="ro9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.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9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5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9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6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9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.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6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9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office:value-type="string">
            <text:p>Für 25 Jahre GEO Environment ausgelegt</text:p>
          </table:table-cell>
          <table:table-cell table:style-name="ce32" office:value-type="string">
            <text:p>&gt; 18 </text:p>
          </table:table-cell>
          <table:table-cell/>
          <table:table-cell table:style-name="ce32" office:value-type="string">
            <text:p>5, 28 -10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9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9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8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9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.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9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.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22-38</text:p>
          </table:table-cell>
          <table:table-cell table:number-columns-repeated="12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9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.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3"/>
          <table:table-cell table:style-name="ce32" office:value-type="string">
            <text:p>21-35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9">
          <table:table-cell table:style-name="ce31" office:value-type="string">
            <text:p>zentrale Solarfläche</text:p>
          </table:table-cell>
          <table:table-cell table:number-columns-repeated="2" table:style-name="ce31" office:value-type="float" office:value="1200">
            <text:p>1200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.5">
            <text:p>3.5</text:p>
          </table:table-cell>
          <table:table-cell table:style-name="ce31" office:value-type="float" office:value="350">
            <text:p>350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1" table:number-columns-repeated="18"/>
          <table:table-cell table:style-name="ce31"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10">
          <table:table-cell office:value-type="string">
            <text:p>testdü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10">
          <table:table-cell office:value-type="string">
            <text:p>testdrallra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7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10" table:number-rows-repeated="65484">
          <table:table-cell table:number-columns-repeated="28"/>
        </table:table-row>
        <table:table-row table:style-name="ro10">
          <table:table-cell table:number-columns-repeated="28"/>
        </table:table-row>
      </table:table>
      <table:table table:name="Material" table:style-name="ta1" table:print="false">
        <table:table-column table:style-name="co20" table:default-cell-style-name="Default"/>
        <table:table-column table:style-name="co21" table:number-columns-repeated="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3" table:default-cell-style-name="Default"/>
        <table:table-row table:style-name="ro4">
          <table:table-cell office:value-type="string">
            <text:p>Bezeichnung</text:p>
          </table:table-cell>
          <table:table-cell office:value-type="string">
            <text:p>Dichte</text:p>
          </table:table-cell>
          <table:table-cell office:value-type="string">
            <text:p>E-Modul</text:p>
          </table:table-cell>
          <table:table-cell office:value-type="string">
            <text:p>Poisson Zahl</text:p>
          </table:table-cell>
          <table:table-cell office:value-type="string">
            <text:p>Spez. Währemekapazität</text:p>
          </table:table-cell>
          <table:table-cell office:value-type="string">
            <text:p>Wärmeleitfähigkeit</text:p>
          </table:table-cell>
          <table:table-cell office:value-type="string">
            <text:p>Kontakt Wärmeleitung</text:p>
          </table:table-cell>
          <table:table-cell office:value-type="string">
            <text:p>microhardness</text:p>
          </table:table-cell>
          <table:table-cell office:value-type="string">
            <text:p>elektrische Leitfähigkeit</text:p>
          </table:table-cell>
          <table:table-cell office:value-type="string">
            <text:p>Oberflächenrauhigkeit [µm]</text:p>
          </table:table-cell>
          <table:table-cell office:value-type="string">
            <text:p>mean slope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</table:table-row>
        <table:table-row table:style-name="ro4">
          <table:table-cell office:value-type="string">
            <text:p>Einheit</text:p>
          </table:table-cell>
          <table:table-cell office:value-type="string">
            <text:p>kg/m³</text:p>
          </table:table-cell>
          <table:table-cell office:value-type="string">
            <text:p>N/mm²</text:p>
          </table:table-cell>
          <table:table-cell/>
          <table:table-cell office:value-type="string">
            <text:p>J/kg K</text:p>
          </table:table-cell>
          <table:table-cell office:value-type="string">
            <text:p>W/m K</text:p>
          </table:table-cell>
          <table:table-cell office:value-type="string">
            <text:p>W/m² K</text:p>
          </table:table-cell>
          <table:table-cell office:value-type="string">
            <text:p>MPa</text:p>
          </table:table-cell>
          <table:table-cell/>
          <table:table-cell office:value-type="string">
            <text:p>µm</text:p>
          </table:table-cell>
          <table:table-cell table:number-columns-repeated="3"/>
        </table:table-row>
        <table:table-row table:style-name="ro4">
          <table:table-cell office:value-type="string">
            <text:p>Kupfer</text:p>
          </table:table-cell>
          <table:table-cell office:value-type="float" office:value="8960">
            <text:p>8960</text:p>
          </table:table-cell>
          <table:table-cell office:value-type="float" office:value="120000">
            <text:p>120000</text:p>
          </table:table-cell>
          <table:table-cell office:value-type="float" office:value="0.35">
            <text:p>0.35</text:p>
          </table:table-cell>
          <table:table-cell office:value-type="float" office:value="385">
            <text:p>385</text:p>
          </table:table-cell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 table:number-columns-repeated="5"/>
        </table:table-row>
      </table:table>
      <table:table table:name="Bausteine" table:style-name="ta1" table:print="false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number-columns-repeated="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1" table:default-cell-style-name="Default"/>
        <table:table-column table:style-name="co95" table:default-cell-style-name="Default"/>
        <table:table-column table:style-name="co96" table:number-columns-repeated="1010" table:default-cell-style-name="Default"/>
        <table:table-row table:style-name="ro5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</text:p>
          </table:table-cell>
          <table:table-cell office:value-type="string">
            <text:p>rot</text:p>
          </table:table-cell>
          <table:table-cell office:value-type="string">
            <text:p>th_vec</text:p>
          </table:table-cell>
          <table:table-cell office:value-type="string">
            <text:p>mass</text:p>
          </table:table-cell>
          <table:table-cell office:value-type="string">
            <text:p>power</text:p>
          </table:table-cell>
          <table:table-cell table:number-columns-repeated="1014"/>
        </table:table-row>
        <table:table-row table:style-name="ro5">
          <table:table-cell office:value-type="string">
            <text:p>Einheit</text:p>
          </table:table-cell>
          <table:table-cell table:number-columns-repeated="3"/>
          <table:table-cell table:number-columns-repeated="2" office:value-type="string">
            <text:p>float</text:p>
          </table:table-cell>
          <table:table-cell office:value-type="string">
            <text:p>deg</text:p>
          </table:table-cell>
          <table:table-cell office:value-type="string">
            <text:p>float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35"/>
          <table:table-cell table:style-name="ce32"/>
          <table:table-cell table:number-columns-repeated="1014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2" table:number-columns-repeated="2"/>
          <table:table-cell table:number-columns-repeated="1014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2" table:number-columns-repeated="2"/>
          <table:table-cell table:number-columns-repeated="1014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2" table:number-columns-repeated="2"/>
          <table:table-cell table:number-columns-repeated="1014"/>
        </table:table-row>
        <table:table-row table:style-name="ro5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5" table:number-columns-repeated="2"/>
          <table:table-cell table:number-columns-repeated="1014"/>
        </table:table-row>
        <table:table-row table:style-name="ro5">
          <table:table-cell table:number-columns-repeated="8"/>
          <table:table-cell table:style-name="ce36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5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/>
          <table:table-cell office:value-type="string">
            <text:p>0,1,-1</text:p>
          </table:table-cell>
          <table:table-cell table:number-columns-repeated="1016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/>
          <table:table-cell office:value-type="string">
            <text:p>-1,0,-1</text:p>
          </table:table-cell>
          <table:table-cell table:number-columns-repeated="1016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/>
          <table:table-cell office:value-type="string">
            <text:p>0,-1,-1</text:p>
          </table:table-cell>
          <table:table-cell table:number-columns-repeated="1016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/>
          <table:table-cell office:value-type="string">
            <text:p>1,0,-1</text:p>
          </table:table-cell>
          <table:table-cell table:number-columns-repeated="1016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/>
          <table:table-cell office:value-type="string">
            <text:p>0,0,-1</text:p>
          </table:table-cell>
          <table:table-cell table:number-columns-repeated="1016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5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5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5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5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5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Referenzmissionen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19" table:default-cell-style-name="Default"/>
        <table:table-row table:style-name="ro5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</text:p>
          </table:table-cell>
          <table:table-cell office:value-type="string">
            <text:p>orientation</text:p>
          </table:table-cell>
          <table:table-cell/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/>
        </table:table-row>
        <table:table-row table:style-name="ro4">
          <table:table-cell office:value-type="string">
            <text:p>Einheit</text:p>
          </table:table-cell>
          <table:table-cell/>
          <table:table-cell office:value-type="string">
            <text:p>(nx,ny,nz)</text:p>
          </table:table-cell>
          <table:table-cell office:value-type="string">
            <text:p>deg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  <table:table-cell table:number-columns-repeated="5"/>
        </table:table-row>
        <table:table-row table:style-name="ro6">
          <table:table-cell/>
          <table:table-cell table:style-name="ce9" office:value-type="string">
            <text:p>Referenzmissionen mit Tank-integrierten Antriebsbausteinen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0,0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1,2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Sternsensor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1,1,0;2,1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4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agnetorquer-Baustein</text:p>
          </table:table-cell>
          <table:table-cell office:value-type="string">
            <text:p>0,2,3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0,4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Batterie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4;1,0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4;1,2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;2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;0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1;0,2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_ctank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/>
          <table:table-cell table:style-name="ce11" office:value-type="string">
            <text:p>Gesamt</text:p>
          </table:table-cell>
          <table:table-cell table:style-name="ce11" table:number-columns-repeated="3"/>
          <table:table-cell table:style-name="ce12" table:formula="of:=SUM([.F6:.F24])" office:value-type="float" office:value="987.44">
            <text:p>987.44</text:p>
          </table:table-cell>
          <table:table-cell table:style-name="ce12" table:formula="of:=SUM([.G6:.G24])" office:value-type="float" office:value="2156">
            <text:p>2156</text:p>
          </table:table-cell>
          <table:table-cell table:style-name="ce12"/>
          <table:table-cell/>
        </table:table-row>
        <table:table-row table:style-name="ro4">
          <table:table-cell table:number-columns-repeated="9"/>
        </table:table-row>
        <table:table-row table:style-name="ro4">
          <table:table-cell table:style-name="ce8"/>
          <table:table-cell table:number-columns-repeated="8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2,0;0,2,1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Magnetorquer-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Solargeneratorbaustein (entfaltbar, nachführbar)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y</text:p>
          </table:table-cell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table:style-name="ce13" office:value-type="string">
            <text:p>0,0,1;0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;2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EnMAP_ctank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88">
            <text:p>188</text:p>
          </table:table-cell>
          <table:table-cell table:number-columns-repeated="3"/>
        </table:table-row>
        <table:table-row table:style-name="ro5">
          <table:table-cell/>
          <table:table-cell table:style-name="ce11" office:value-type="string">
            <text:p>Gesamt</text:p>
          </table:table-cell>
          <table:table-cell table:style-name="ce11"/>
          <table:table-cell/>
          <table:table-cell table:style-name="ce11"/>
          <table:table-cell table:style-name="ce12" table:formula="of:=SUM([.F28:.F44])" office:value-type="float" office:value="667.71">
            <text:p>667.71</text:p>
          </table:table-cell>
          <table:table-cell table:style-name="ce12" table:formula="of:=SUM([.G28:.G44])" office:value-type="float" office:value="1626">
            <text:p>1626</text:p>
          </table:table-cell>
          <table:table-cell table:style-name="ce12"/>
          <table:table-cell/>
        </table:table-row>
        <table:table-row table:style-name="ro5">
          <table:table-cell table:number-columns-repeated="5"/>
          <table:table-cell table:style-name="ce14"/>
          <table:table-cell table:number-columns-repeated="3"/>
        </table:table-row>
        <table:table-row table:style-name="ro4">
          <table:table-cell table:number-columns-repeated="5"/>
          <table:table-cell table:style-name="ce14"/>
          <table:table-cell table:number-columns-repeated="3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Inertial Measurement Unit Baustein (sehr genau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Batterie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_ctank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/>
          <table:table-cell table:style-name="ce12" office:value-type="string">
            <text:p>Gesamt</text:p>
          </table:table-cell>
          <table:table-cell table:style-name="ce12"/>
          <table:table-cell/>
          <table:table-cell table:style-name="ce12"/>
          <table:table-cell table:style-name="ce12" table:formula="of:=SUM([.F48:.F65])" office:value-type="float" office:value="1046.97">
            <text:p>1046.97</text:p>
          </table:table-cell>
          <table:table-cell table:style-name="ce12" table:formula="of:=SUM([.G48:.G65])" office:value-type="float" office:value="21606">
            <text:p>21606</text:p>
          </table:table-cell>
          <table:table-cell table:style-name="ce12"/>
          <table:table-cell/>
        </table:table-row>
        <table:table-row table:style-name="ro4" table:number-rows-repeated="2">
          <table:table-cell table:number-columns-repeated="9"/>
        </table:table-row>
        <table:table-row table:style-name="ro6">
          <table:table-cell/>
          <table:table-cell table:style-name="ce9" office:value-type="string">
            <text:p>Referenzmissionen mit Tank in der Kernstruktur</text:p>
          </table:table-cell>
          <table:table-cell table:number-columns-repeated="7"/>
        </table:table-row>
        <table:table-row table:style-name="ro7">
          <table:table-cell table:style-name="ce9"/>
          <table:table-cell table:number-columns-repeated="8"/>
        </table:table-row>
        <table:table-row table:style-name="ro5">
          <table:table-cell table:style-name="ce10" office:value-type="string">
            <text:p>ADM-Aeolus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Tank (in Kernstruktur, 2x2x3)</text:p>
          </table:table-cell>
          <table:table-cell office:value-type="string">
            <text:p>1,1,0;1-2,1-2,0-2</text:p>
          </table:table-cell>
          <table:table-cell office:value-type="string">
            <text:p>0,0,0</text:p>
          </table:table-cell>
          <table:table-cell/>
          <table:table-cell office:value-type="float" office:value="32.7">
            <text:p>32.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Treibstoff (Hydrazin)</text:p>
          </table:table-cell>
          <table:table-cell office:value-type="string">
            <text:p>/</text:p>
          </table:table-cell>
          <table:table-cell office:value-type="string">
            <text:p>0,0,0</text:p>
          </table:table-cell>
          <table:table-cell/>
          <table:table-cell office:value-type="float" office:value="349.9">
            <text:p>349.9</text:p>
          </table:table-cell>
          <table:table-cell table:number-columns-repeated="3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3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agnetorquer-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3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Batteriebaustein</text:p>
          </table:table-cell>
          <table:table-cell office:value-type="string">
            <text:p>2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2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string">
            <text:p>Gesamt</text:p>
          </table:table-cell>
          <table:table-cell table:style-name="ce12" table:number-columns-repeated="3"/>
          <table:table-cell table:style-name="ce12" table:formula="of:=SUM([.F71:.F91])" office:value-type="float" office:value="1103.64">
            <text:p>1103.64</text:p>
          </table:table-cell>
          <table:table-cell table:style-name="ce12" table:formula="of:=SUM([.G72:.G91])" office:value-type="float" office:value="2156">
            <text:p>2156</text:p>
          </table:table-cell>
          <table:table-cell table:style-name="ce12"/>
          <table:table-cell/>
        </table:table-row>
        <table:table-row table:style-name="ro4" table:number-rows-repeated="2">
          <table:table-cell table:number-columns-repeated="9"/>
        </table:table-row>
        <table:table-row table:style-name="ro5">
          <table:table-cell office:value-type="string">
            <text:p>EnMAP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67">
            <text:p>167</text:p>
          </table:table-cell>
          <table:table-cell table:number-columns-repeated="3"/>
        </table:table-row>
        <table:table-row table:style-name="ro5">
          <table:table-cell office:value-type="string">
            <text:p>EnMAP</text:p>
          </table:table-cell>
          <table:table-cell office:value-type="string">
            <text:p>Tank (in Kernstruktur, 2x2x2)</text:p>
          </table:table-cell>
          <table:table-cell office:value-type="string">
            <text:p>1,0,1;1-2,0-1,1-2</text:p>
          </table:table-cell>
          <table:table-cell office:value-type="string">
            <text:p>0,0,0</text:p>
          </table:table-cell>
          <table:table-cell/>
          <table:table-cell office:value-type="float" office:value="32.7">
            <text:p>32.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Treibstoff (Hydrazin)</text:p>
          </table:table-cell>
          <table:table-cell office:value-type="string">
            <text:p>/</text:p>
          </table:table-cell>
          <table:table-cell office:value-type="string">
            <text:p>0,0,0</text:p>
          </table:table-cell>
          <table:table-cell/>
          <table:table-cell office:value-type="float" office:value="194">
            <text:p>194</text:p>
          </table:table-cell>
          <table:table-cell table:number-columns-repeated="3"/>
        </table:table-row>
        <table:table-row table:style-name="ro5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1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1,1,3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nicht vorhanden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Magnetorquer-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3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0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3,0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string">
            <text:p>Gesamt</text:p>
          </table:table-cell>
          <table:table-cell table:style-name="ce12" table:number-columns-repeated="3"/>
          <table:table-cell table:style-name="ce12" table:formula="of:=SUM([.F95:.F113])" office:value-type="float" office:value="766.85">
            <text:p>766.85</text:p>
          </table:table-cell>
          <table:table-cell table:style-name="ce12" table:formula="of:=SUM([.G95:.G113])" office:value-type="float" office:value="1626">
            <text:p>1626</text:p>
          </table:table-cell>
          <table:table-cell table:style-name="ce12"/>
          <table:table-cell/>
        </table:table-row>
        <table:table-row table:style-name="ro4" table:number-rows-repeated="2">
          <table:table-cell table:number-columns-repeated="9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Kernstruktur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Tank (in Kernstruktur, 2x2x3)</text:p>
          </table:table-cell>
          <table:table-cell office:value-type="string">
            <text:p>1,1,0;1-2,1-2,0-2</text:p>
          </table:table-cell>
          <table:table-cell office:value-type="string">
            <text:p>0,0,0</text:p>
          </table:table-cell>
          <table:table-cell/>
          <table:table-cell office:value-type="float" office:value="65.4">
            <text:p>65.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Treibstoff (Xenon)</text:p>
          </table:table-cell>
          <table:table-cell office:value-type="string">
            <text:p>/</text:p>
          </table:table-cell>
          <table:table-cell office:value-type="string">
            <text:p>0,0,0</text:p>
          </table:table-cell>
          <table:table-cell/>
          <table:table-cell office:value-type="float" office:value="536.77">
            <text:p>536.77</text:p>
          </table:table-cell>
          <table:table-cell table:number-columns-repeated="3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Inertial Measurement Unit Baustein (sehr genau)</text:p>
          </table:table-cell>
          <table:table-cell office:value-type="string">
            <text:p>3,1,0;3,2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2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Batterie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3,1;2,3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3,0;1,3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0,0;2,0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0,1;1,0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string">
            <text:p>Gesamt</text:p>
          </table:table-cell>
          <table:table-cell table:style-name="ce12" table:number-columns-repeated="3"/>
          <table:table-cell table:style-name="ce12" table:formula="of:=SUM([.F117:.F136])" office:value-type="float" office:value="1442.9">
            <text:p>1442.9</text:p>
          </table:table-cell>
          <table:table-cell table:style-name="ce12" table:formula="of:=SUM([.G117:.G136])" office:value-type="float" office:value="21606">
            <text:p>21606</text:p>
          </table:table-cell>
          <table:table-cell table:style-name="ce12"/>
          <table:table-cell/>
        </table:table-row>
      </table:table>
      <table:table table:name="Missionsdaten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row table:style-name="ro4">
          <table:table-cell office:value-type="string">
            <text:p>Mission</text:p>
          </table:table-cell>
          <table:table-cell office:value-type="string">
            <text:p>Anwendung</text:p>
          </table:table-cell>
          <table:table-cell office:value-type="string">
            <text:p>Missionsziel</text:p>
          </table:table-cell>
          <table:table-cell office:value-type="string">
            <text:p>Nutzlast</text:p>
          </table:table-cell>
          <table:table-cell office:value-type="string">
            <text:p>Orbithöhe</text:p>
          </table:table-cell>
          <table:table-cell office:value-type="string">
            <text:p>Orbitart</text:p>
          </table:table-cell>
          <table:table-cell office:value-type="string">
            <text:p>Inklination</text:p>
          </table:table-cell>
          <table:table-cell office:value-type="string">
            <text:p>Umlaufzeit</text:p>
          </table:table-cell>
          <table:table-cell office:value-type="string">
            <text:p>Große Halbachse</text:p>
          </table:table-cell>
          <table:table-cell office:value-type="string">
            <text:p>Lebensdauer</text:p>
          </table:table-cell>
          <table:table-cell office:value-type="string">
            <text:p>Bodensegment</text:p>
          </table:table-cell>
          <table:table-cell office:value-type="string">
            <text:p>vor. Launch</text:p>
          </table:table-cell>
        </table:table-row>
        <table:table-row table:style-name="ro4">
          <table:table-cell table:number-columns-repeated="4"/>
          <table:table-cell office:value-type="string">
            <text:p>km</text:p>
          </table:table-cell>
          <table:table-cell/>
          <table:table-cell office:value-type="string">
            <text:p>deg</text:p>
          </table:table-cell>
          <table:table-cell office:value-type="string">
            <text:p>h</text:p>
          </table:table-cell>
          <table:table-cell office:value-type="string">
            <text:p>km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Erdbeobachtung</text:p>
          </table:table-cell>
          <table:table-cell office:value-type="string">
            <text:p>Winderforschung/ Messung von Windgeschwindigkeiten</text:p>
          </table:table-cell>
          <table:table-cell office:value-type="string">
            <text:p>ALADIN (Atmospheric Laser Doppler INstrument) </text:p>
          </table:table-cell>
          <table:table-cell office:value-type="string">
            <text:p>408 km (LEO)</text:p>
          </table:table-cell>
          <table:table-cell office:value-type="string">
            <text:p>sonnensynchron, quasi-polar, Dämmerungsorbit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3 (+3 Monate commissioning phase)</text:p>
          </table:table-cell>
          <table:table-cell office:value-type="string">
            <text:p>Command &amp; Control: ESA-ESOC, Deutschland; Data Processing: ESA-ESRIN, Italien</text:p>
          </table:table-cell>
          <table:table-cell table:style-name="ce13" office:value-type="float" office:value="2016">
            <text:p>2016</text:p>
          </table:table-cell>
        </table:table-row>
        <table:table-row table:style-name="ro4">
          <table:table-cell office:value-type="string">
            <text:p>EnMAP</text:p>
          </table:table-cell>
          <table:table-cell office:value-type="string">
            <text:p>Erdbeobachtung</text:p>
          </table:table-cell>
          <table:table-cell office:value-type="string">
            <text:p>Hypersprektrale Aufnahmen der Erde</text:p>
          </table:table-cell>
          <table:table-cell office:value-type="string">
            <text:p>2 Hyperspektralsensoren</text:p>
          </table:table-cell>
          <table:table-cell office:value-type="string">
            <text:p>653 km (LEO)</text:p>
          </table:table-cell>
          <table:table-cell office:value-type="string">
            <text:p>sonnensynchron, polar</text:p>
          </table:table-cell>
          <table:table-cell office:value-type="float" office:value="97.96">
            <text:p>97.96</text:p>
          </table:table-cell>
          <table:table-cell office:value-type="float" office:value="1.63">
            <text:p>1.63</text:p>
          </table:table-cell>
          <table:table-cell office:value-type="float" office:value="7021.8">
            <text:p>7021.8</text:p>
          </table:table-cell>
          <table:table-cell office:value-type="string">
            <text:p>Min. 5</text:p>
          </table:table-cell>
          <table:table-cell office:value-type="string">
            <text:p>Command &amp; Control: DLR Oberpfaffenhofen; Wissenschaftliche Leitung: GFZ Potsdam</text:p>
          </table:table-cell>
          <table:table-cell office:value-type="float" office:value="2016">
            <text:p>2016</text:p>
          </table:table-cell>
        </table:table-row>
        <table:table-row table:style-name="ro4">
          <table:table-cell office:value-type="string">
            <text:p>SmallGEO</text:p>
          </table:table-cell>
          <table:table-cell office:value-type="string">
            <text:p>Telekommunikation</text:p>
          </table:table-cell>
          <table:table-cell office:value-type="string">
            <text:p>Kleine, marktfähige, europäische Satellitenplattform zur Telekommunkation</text:p>
          </table:table-cell>
          <table:table-cell office:value-type="string">
            <text:p>variiert</text:p>
          </table:table-cell>
          <table:table-cell office:value-type="string">
            <text:p>35786 (GEO)</text:p>
          </table:table-cell>
          <table:table-cell office:value-type="string">
            <text:p>geostationä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4" table:number-rows-repeated="3">
          <table:table-cell table:number-columns-repeated="12"/>
        </table:table-row>
        <table:table-row table:style-name="ro8">
          <table:table-cell/>
          <table:table-cell table:style-name="ce15"/>
          <table:table-cell table:number-columns-repeated="10"/>
        </table:table-row>
        <table:table-row table:style-name="ro8" table:number-rows-repeated="2">
          <table:table-cell table:style-name="ce15"/>
          <table:table-cell table:number-columns-repeated="11"/>
        </table:table-row>
        <table:table-row table:style-name="ro4" table:number-rows-repeated="8">
          <table:table-cell table:number-columns-repeated="12"/>
        </table:table-row>
        <table:table-row table:style-name="ro4">
          <table:table-cell/>
          <table:table-cell table:style-name="ce13"/>
          <table:table-cell table:number-columns-repeated="10"/>
        </table:table-row>
      </table:table>
      <table:table table:name="Bausteinregeln" table:style-name="ta1" table:print="false">
        <table:table-column table:style-name="co55" table:default-cell-style-name="Default"/>
        <table:table-column table:style-name="co56" table:default-cell-style-name="ce17"/>
        <table:table-column table:style-name="co57" table:default-cell-style-name="ce20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61" table:default-cell-style-name="ce18"/>
        <table:table-column table:style-name="co59" table:default-cell-style-name="Default"/>
        <table:table-column table:style-name="co61" table:default-cell-style-name="Default"/>
        <table:table-column table:style-name="co62" table:default-cell-style-name="ce1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5" table:default-cell-style-name="ce18"/>
        <table:table-column table:style-name="co21" table:default-cell-style-name="Default"/>
        <table:table-row table:style-name="ro4">
          <table:table-cell office:value-type="string">
            <text:p>Bauteintyp</text:p>
          </table:table-cell>
          <table:table-cell table:style-name="Default" office:value-type="string">
            <text:p>Eigenschaften</text:p>
          </table:table-cell>
          <table:table-cell table:style-name="ce19" office:value-type="string">
            <text:p>Allgemein</text:p>
          </table:table-cell>
          <table:table-cell office:value-type="string">
            <text:p>ADM-Aeolus</text:p>
          </table:table-cell>
          <table:table-cell table:number-columns-repeated="4"/>
          <table:table-cell office:value-type="string">
            <text:p>EnMAP</text:p>
          </table:table-cell>
          <table:table-cell table:number-columns-repeated="2"/>
          <table:table-cell office:value-type="string">
            <text:p>SmallGEO</text:p>
          </table:table-cell>
          <table:table-cell table:number-columns-repeated="3"/>
          <table:table-cell office:value-type="string">
            <text:p>Anmerkungen</text:p>
          </table:table-cell>
        </table:table-row>
        <table:table-row table:style-name="ro4">
          <table:table-cell/>
          <table:table-cell table:style-name="Default"/>
          <table:table-cell table:style-name="ce19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number-columns-repeated="2" table:style-name="ce22" office:value-type="string">
            <text:p>einfach</text:p>
          </table:table-cell>
          <table:table-cell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number-columns-repeated="2" table:style-name="ce22" office:value-type="float" office:value="6">
            <text:p>6</text:p>
          </table:table-cell>
          <table:table-cell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number-columns-repeated="2" table:style-name="ce22" office:value-type="string">
            <text:p>einfach</text:p>
          </table:table-cell>
          <table:table-cell/>
          <table:table-cell table:number-columns-repeated="2" table:style-name="ce22"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number-columns-repeated="4"/>
          <table:table-cell table:number-columns-repeated="2" table:style-name="ce22" office:value-type="float" office:value="3">
            <text:p>3</text:p>
          </table:table-cell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3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number-columns-repeated="2" table:style-name="ce23" office:value-type="float" office:value="-1">
            <text:p>-1</text:p>
          </table:table-cell>
          <table:table-cell table:style-name="ce26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bahnabhängig</text:p>
          </table:table-cell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style-name="ce26"/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IMU und TM&amp;TC 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3" table:style-name="ce22" office:value-type="string">
            <text:p>einfach</text:p>
          </table:table-cell>
          <table:table-cell table:number-columns-repeated="2"/>
          <table:table-cell table:number-columns-repeated="2"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 table:number-columns-repeated="3" table:style-name="ce22" office:value-type="string">
            <text:p>einfach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3" table:style-name="ce22" office:value-type="float" office:value="6">
            <text:p>6</text:p>
          </table:table-cell>
          <table:table-cell table:number-columns-repeated="2"/>
          <table:table-cell table:number-columns-repeated="2" table:style-name="ce22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2" office:value-type="float" office:value="6">
            <text:p>6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2"/>
          <table:table-cell table:number-columns-repeated="2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/>
          <table:table-cell office:value-type="string">
            <text:p>Reaktionsrad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Hydrazin und Solargenerator</text:p>
          </table:table-cell>
          <table:table-cell office:value-type="string">
            <text:p>alle RR sind orthogonal zueinander auszurichten</text:p>
          </table:table-cell>
          <table:table-cell table:number-columns-repeated="4"/>
          <table:table-cell office:value-type="string">
            <text:p>alle RR sind orthogonal zueinander auszurichten</text:p>
          </table:table-cell>
          <table:table-cell table:number-columns-repeated="2"/>
          <table:table-cell office:value-type="string">
            <text:p>alle RR sind orthogonal zueinander auszurichten</text:p>
          </table:table-cell>
          <table:table-cell table:number-columns-repeated="3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style-name="ce22" office:value-type="string">
            <text:p>doppelt</text:p>
          </table:table-cell>
          <table:table-cell table:number-columns-repeated="4"/>
          <table:table-cell table:style-name="ce22" office:value-type="string">
            <text:p>doppelt</text:p>
          </table:table-cell>
          <table:table-cell table:number-columns-repeated="2"/>
          <table:table-cell table:style-name="ce22" office:value-type="string">
            <text:p>doppelt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number-columns-repeated="4"/>
          <table:table-cell table:style-name="ce22" office:value-type="float" office:value="10">
            <text:p>10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6"/>
          <table:table-cell office:value-type="string">
            <text:p>bei Beeinflussung der Nutzlastoptik durch Magnetometer in Sichtfeld Ausrichtung entlang Bahntangente oder Orbitnormale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number-columns-repeated="4"/>
          <table:table-cell table:style-name="ce22"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Sternsensor, IMU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number-columns-repeated="2" table:style-name="ce22" office:value-type="string">
            <text:p>einfach</text:p>
          </table:table-cell>
          <table:table-cell/>
          <table:table-cell table:number-columns-repeated="2" table:style-name="ce22" office:value-type="string">
            <text:p>einfach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number-columns-repeated="2" table:style-name="ce22" office:value-type="float" office:value="5">
            <text:p>5</text:p>
          </table:table-cell>
          <table:table-cell/>
          <table:table-cell table:number-columns-repeated="2" table:style-name="ce22"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IMU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12"/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4" table:style-name="ce22" office:value-type="string">
            <text:p>doppelt/einfach</text:p>
          </table:table-cell>
          <table:table-cell table:style-name="ce20" office:value-type="string">
            <text:p>doppelt/einfach</text:p>
          </table:table-cell>
          <table:table-cell table:number-columns-repeated="2" table:style-name="ce22" office:value-type="string">
            <text:p>doppelt/einfach</text:p>
          </table:table-cell>
          <table:table-cell table:number-columns-repeated="5"/>
          <table:table-cell office:value-type="string">
            <text:p><text:s/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Aufgabe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4"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5"/>
          <table:table-cell office:value-type="string">
            <text:p>Öffnung für Düs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Größe</text:p>
          </table:table-cell>
          <table:table-cell office:value-type="string">
            <text:p>dreifach/zweifach</text:p>
          </table:table-cell>
          <table:table-cell table:number-columns-repeated="8"/>
          <table:table-cell table:number-columns-repeated="3" table:style-name="ce22" office:value-type="string">
            <text:p>dreifach/zweifach</text:p>
          </table:table-cell>
          <table:table-cell table:style-name="ce20" office:value-type="string">
            <text:p>dreifach/zweifach</text:p>
          </table:table-cell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ax. SS</text:p>
          </table:table-cell>
          <table:table-cell office:value-type="float" office:value="13">
            <text:p>13</text:p>
          </table:table-cell>
          <table:table-cell table:number-columns-repeated="8"/>
          <table:table-cell table:number-columns-repeated="3" table:style-name="ce22" office:value-type="float" office:value="13">
            <text:p>13</text:p>
          </table:table-cell>
          <table:table-cell table:style-name="ce20" office:value-type="float" office:value="13">
            <text:p>13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3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usrich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chat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usrichtung Thermal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Antrieb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style-name="ce22" office:value-type="float" office:value="6">
            <text:p>6</text:p>
          </table:table-cell>
          <table:table-cell table:number-columns-repeated="2"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2"/>
          <table:table-cell office:value-type="string">
            <text:p>Falls Tank in der Kernstruktur sind die Strukturbausteine symmetrisch um den GSP anzuordnen</text:p>
          </table:table-cell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Größ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Aufgab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ax. SS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in. Verbindungen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usrichtung HK</text:p>
          </table:table-cell>
          <table:table-cell table:style-name="ce18"/>
          <table:table-cell table:number-columns-repeated="12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</table:table>
      <table:table table:name="Änderungen" table:style-name="ta1">
        <table:table-column table:style-name="co66" table:default-cell-style-name="Default"/>
        <table:table-column table:style-name="co19" table:default-cell-style-name="ce29"/>
        <table:table-row table:style-name="ro5">
          <table:table-cell office:value-type="string">
            <text:p>Thomas Meschede</text:p>
          </table:table-cell>
          <table:table-cell office:value-type="date" office:date-value="2012-01-01">
            <text:p>01.01.12</text:p>
          </table:table-cell>
        </table:table-row>
        <table:table-row table:style-name="ro5">
          <table:table-cell office:value-type="string">
            <text:p>Francesca Heeg</text:p>
          </table:table-cell>
          <table:table-cell office:value-type="date" office:date-value="2013-12-01">
            <text:p>01.12.13</text:p>
          </table:table-cell>
        </table:table-row>
        <table:table-row table:style-name="ro5">
          <table:table-cell office:value-type="string">
            <text:p>Thomas Meschede</text:p>
          </table:table-cell>
          <table:table-cell office:value-type="date" office:date-value="2014-01-15">
            <text:p>15.01.14</text:p>
          </table:table-cell>
        </table:table-row>
        <table:table-row table:style-name="ro5" table:number-rows-repeated="1048572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__Anonymous_Sheet_DB__2" table:target-range-address="Bausteine.A5:Bausteine.E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 style:data-style-name="N2" text:time-value="0000-00-00T16:07:12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4-01-13T16:47:14</dc:date>
    <meta:editing-duration>P3DT17H32M24S</meta:editing-duration>
    <meta:editing-cycles>574</meta:editing-cycles>
    <meta:generator>LibreOffice/3.6$Linux_X86_64 LibreOffice_project/360m1$Build-2</meta:generator>
    <meta:document-statistic meta:table-count="7" meta:cell-count="4500" meta:object-count="0"/>
  </office:meta>
</office:document-meta>
</file>